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d7ba" officeooo:paragraph-rsid="0006d7ba"/>
    </style:style>
    <style:style style:name="P2" style:family="paragraph" style:parent-style-name="Standard">
      <style:text-properties officeooo:rsid="000809fe" officeooo:paragraph-rsid="0006d7ba"/>
    </style:style>
    <style:style style:name="P3" style:family="paragraph" style:parent-style-name="Standard">
      <style:text-properties officeooo:rsid="0006d7ba" officeooo:paragraph-rsid="0006d7ba"/>
    </style:style>
    <style:style style:name="P4" style:family="paragraph" style:parent-style-name="Standard">
      <style:text-properties officeooo:rsid="0009e7cf" officeooo:paragraph-rsid="0009e7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Look Into:</text:p>
      <text:p text:style-name="P2"/>
      <text:p text:style-name="P1">Wordpress Development...</text:p>
      <text:p text:style-name="P1">Making it HTTPS (assuming that we take in user emails….)</text:p>
      <text:p text:style-name="P1">Adding in a photo gallery</text:p>
      <text:p text:style-name="P1">Adding an email form </text:p>
      <text:p text:style-name="P1">Adding file uploading…</text:p>
      <text:p text:style-name="P1"/>
      <text:p text:style-name="P4">Probably best to design it for mobile from the start…</text:p>
      <text:p text:style-name="P4">(Media querie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8:46:41.499125879</meta:creation-date>
    <dc:date>2019-12-18T18:59:19.009730456</dc:date>
    <meta:editing-duration>PT3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0" meta:character-count="236" meta:non-whitespace-character-count="203"/>
  </office:meta>
</office:document-meta>
</file>